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letter-spacing="normal" fo:language="ru" fo:country="RU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// Везде в проверках поля телефона, где речь идет о количестве цифр, имеются ввиду вводимые с клавиатуры цифры, без +7</text:span></text:p>
      <text:p text:style-name="P1"><text:span text:style-name="T1"/></text:p>
      <text:p text:style-name="P1">Заголовок: Проверка не заполненого поля номера телефона</text:p>
      <text:p text:style-name="P1">Предусловие: Текстовый курсор в поле номера телефона. Поле заполнения номера телефона пусто.</text:p>
      <text:p text:style-name="P1">Шаги: <text:span text:style-name="T1">Дается команда того, что заполнение поля номера телефона закончено (клик курсора в другом месте)</text:span></text:p>
      <text:p text:style-name="P1"><text:span text:style-name="T1">Результат: Поле номера телефона помечается красным крестиком с рамочкой, под ним появляется надпись <text:s/>«Необходимо указать номер телефона»</text:span></text:p>
      <text:p text:style-name="P1"><text:span text:style-name="T1"/></text:p>
      <text:p text:style-name="P1">Заголовок: Проверка корректно заполненого поля телефона</text:p>
      <text:p text:style-name="P1">Предусловие: Текстовый курсор в поле телефона. (<text:span text:style-name="T2">Поле заполнения </text:span><text:span text:style-name="T1">телефона</text:span><text:span text:style-name="T2"> не пусто) &amp; (</text:span><text:span text:style-name="T1">поле содержит 10 цифр)</text:span></text:p>
      <text:p text:style-name="P1">Шаги: <text:span text:style-name="T1"><text:s/>Дается команда того, что заполнение поля фио закончено (клик курсора в другом месте)</text:span></text:p>
      <text:p text:style-name="P1"><text:span text:style-name="T1">Результат: Поле телефона помечается зеленой галочкой</text:span></text:p>
      <text:p text:style-name="P1"><text:span text:style-name="T1"/></text:p>
      <text:p text:style-name="P1">Заголовок: Проверка заполнения поля телефона некорректными символами</text:p>
      <text:p text:style-name="P1">Предусловие: Текстовый курсор в поле телефона</text:p>
      <text:p text:style-name="P1">Шаги: <text:span text:style-name="T1">Попытки ввести некорректный для телефона символ (не являющийся цифрой)</text:span></text:p>
      <text:p text:style-name="P1"><text:span text:style-name="T1">Результат: Этот символ не вводится</text:span></text:p>
      <text:p text:style-name="P1"><text:span text:style-name="T1"/></text:p>
      <text:p text:style-name="P1">Заголовок: Проверка не корректного заполнения поля телефона (слишком большим количеством цифр)</text:p>
      <text:p text:style-name="P1">Предусловие: Текстовый курсор в поле телефона, заполненном десятью цифрами</text:p>
      <text:p text:style-name="P1">Шаги: <text:span text:style-name="T1"><text:s/>Попытка ввести одиннадцатую цифру на последнее место</text:span></text:p>
      <text:p text:style-name="P1"><text:span text:style-name="T1">Результат: Она не вводится, поле телефона помечается зеленой галочкой, текстовый курсор переходит в следующее поле заполнения (города)</text:span></text:p>
      <text:p text:style-name="P1"><text:span text:style-name="T1"/></text:p>
      <text:p text:style-name="P1">Заголовок: Проверка замены цифр заполнения поля телефона (путем ввода другой цифры)</text:p>
      <text:p text:style-name="P1">Предусловие: Текстовый курсор в поле телефона, заполненном десятью цифрами</text:p>
      <text:p text:style-name="P1">Шаги: <text:span text:style-name="T1"><text:s/>Попытка ввести одиннадцатую цифру на не последнее место</text:span></text:p>
      <text:p text:style-name="P1"><text:span text:style-name="T1">Результат: Она вводится, последняя цифра из заполненных ранее десяти удаляется</text:span></text:p>
      <text:p text:style-name="P1"><text:span text:style-name="T1"/></text:p>
      <text:p text:style-name="P1">Заголовок: Проверка заполнения поля телефона недостаточным количеством цифр</text:p>
      <text:p text:style-name="P1">Предусловие: Текстовый курсор в поле телефона, заполненном менее чем десятью цифрами</text:p>
      <text:p text:style-name="P1">Шаги: <text:span text:style-name="T1"><text:s/>Дается команда того, что заполнение поля телефона закончено (клик курсора в другом месте)</text:span></text:p>
      <text:p text:style-name="P1"><text:span text:style-name="T1">Результат: Поле телефона помечается красным крестиком с рамочкой, под ним появляется надпись <text:s/>«</text:span><text:span text:style-name="T3">Номер телефона должен состоять из 10 цифр, начиная с кода оператора</text:span><text:span text:style-name="T1">»</text:span></text:p>
      <text:p text:style-name="P1"><text:span text:style-name="T1"/></text:p>
      <text:p text:style-name="P1">Заголовок: Проверка возможности изменить содержимое поля телефона</text:p>
      <text:p text:style-name="P1">Предусловие: <text:span text:style-name="T1">Пользователь на </text:span><text:span text:style-name="T2">форме заполнения анкеты. </text:span><text:span text:style-name="T1">Поле телефона уже было посещенным. </text:span></text:p>
      <text:p text:style-name="P1">Шаги: <text:span text:style-name="T1">Кликанье по полю телефона.</text:span></text:p>
      <text:p text:style-name="P1"><text:span text:style-name="T1">Результат: Поле телефона активируется, его заполнение можно изменя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4T01:46:46.55</meta:creation-date>
    <meta:generator>OpenOffice/4.1.1$Win32 OpenOffice.org_project/411m6$Build-9775</meta:generator>
    <dc:date>2018-09-24T02:10:12.86</dc:date>
    <meta:editing-duration>PT23M27S</meta:editing-duration>
    <meta:editing-cycles>2</meta:editing-cycles>
    <meta:document-statistic meta:table-count="0" meta:image-count="0" meta:object-count="0" meta:page-count="1" meta:paragraph-count="29" meta:word-count="312" meta:character-count="2364"/>
  </office:meta>
</office:document-meta>
</file>